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zu dicke ränder für fav spells, wenn alle auf einer seite</text:p>
      <text:p text:style-name="Standard"><text:tab/>-thickness auf 0 setzten?</text:p>
      <text:p text:style-name="Standard"><text:tab/>-roll label tiefer setzten</text:p>
      <text:p text:style-name="Standard"/>
      <text:p text:style-name="Standard">-Spell menu return to favif accessed over fav</text:p>
      <text:p text:style-name="Standard"/>
      <text:p text:style-name="Standard">-Fav menu erstellt keine 2 Seite für über 10 Spells --&gt; Probleme</text:p>
      <text:p text:style-name="Standard"/>
      <text:p text:style-name="Standard">-Search in notes muss etwas überarbeitet werden, da merkürdige suche:</text:p>
      <text:p text:style-name="Standard"><text:tab/>-sollte auf seite 1 automatisch springen, oder besser springt automatisch zur Seite die es <text:tab/>enthält</text:p>
      <text:p text:style-name="Standard"/>
      <text:p text:style-name="Standard">-Search in Spellbook überarbeiten </text:p>
      <text:p text:style-name="Standard"><text:tab/>-kann zb nur nach einer seite voll mit spells suchen</text:p>
      <text:p text:style-name="Standard"><text:tab/>-sollte auch automatisch zu page 1 gehen</text:p>
      <text:p text:style-name="Standard"><text:tab/>-Page System wie in Notes einfügen zur Übersichtlichkeit </text:p>
      <text:p text:style-name="Standard"/>
      <text:p text:style-name="Standard">-Die ganzen Pfeil Buttons erscheinung aus /an machen (Prime numbers xD)</text:p>
      <text:p text:style-name="Standard"/>
      <text:p text:style-name="Standard">-Notes macht merkwürdige Sachen, wenn man eine Zahl direkt in die Page Leiste eingibt</text:p>
      <text:p text:style-name="Standard"><text:tab/>-falls man zb auf Seite 140 ist, zur Page 250 springt und ein vorwärts geht, wird man auf <text:tab/>141 geschmissen</text:p>
      <text:p text:style-name="Standard"><text:tab/>-geht man zu sehr hohen zahlen per Button gibt es keine Probleme, auser man geht wieder <text:tab/>zurück über den Page bereich und versucht dann wieder zurück zur hohen Page zu komme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30S</meta:editing-duration>
    <meta:editing-cycles>3</meta:editing-cycles>
    <meta:generator>OpenOffice/4.1.7$Win32 OpenOffice.org_project/417m1$Build-9800</meta:generator>
    <dc:date>2020-02-25T04:17:47.08</dc:date>
    <meta:document-statistic meta:table-count="0" meta:image-count="0" meta:object-count="0" meta:page-count="1" meta:paragraph-count="15" meta:word-count="170" meta:character-count="1013"/>
    <dc:creator>Thomas Sobczak</dc:creator>
    <meta:user-defined meta:name="Info 1"/>
    <meta:user-defined meta:name="Info 2"/>
    <meta:user-defined meta:name="Info 3"/>
    <meta:user-defined meta:name="Info 4"/>
  </office:meta>
</office:document-meta>
</file>